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05cm"/>
      <style:paragraph-properties style:writing-mode="lr-tb"/>
    </style:style>
    <style:style style:name="gr10" style:family="graphic" style:parent-style-name="standard">
      <style:graphic-properties draw:stroke="none" draw:stroke-dash="Long_20_Dash" svg:stroke-width="0cm" svg:stroke-color="#ea7500" draw:marker-start-width="0.252cm" draw:marker-end-width="0.252cm" draw:fill="solid" draw:fill-color="#ea7500" draw:opacity="100%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loext:graphic-properties draw:fill="solid" draw:fill-color="#ea7500" draw:opacity="100%"/>
      <style:paragraph-properties fo:text-align="center"/>
    </style:style>
    <style:style style:name="P6" style:family="paragraph">
      <loext:graphic-properties draw:fill="none" draw:fill-color="#3465a4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7cm" svg:y1="2.7cm" svg:x2="3.1cm" svg:y2="2.7cm">
            <text:p/>
          </draw:line>
          <draw:line draw:style-name="gr1" draw:text-style-name="P1" draw:layer="layout" svg:x1="3.1cm" svg:y1="2.7cm" svg:x2="3.2cm" svg:y2="2.9cm">
            <text:p/>
          </draw:line>
          <draw:line draw:style-name="gr1" draw:text-style-name="P1" draw:layer="layout" svg:x1="3.4cm" svg:y1="2.5cm" svg:x2="3.2cm" svg:y2="2.9cm">
            <text:p/>
          </draw:line>
          <draw:line draw:style-name="gr1" draw:text-style-name="P1" draw:layer="layout" svg:x1="3.4cm" svg:y1="2.5cm" svg:x2="3.6cm" svg:y2="2.9cm">
            <text:p/>
          </draw:line>
          <draw:line draw:style-name="gr1" draw:text-style-name="P1" draw:layer="layout" svg:x1="3.8cm" svg:y1="2.5cm" svg:x2="3.6cm" svg:y2="2.9cm">
            <text:p/>
          </draw:line>
          <draw:line draw:style-name="gr1" draw:text-style-name="P1" draw:layer="layout" svg:x1="3.8cm" svg:y1="2.5cm" svg:x2="4cm" svg:y2="2.9cm">
            <text:p/>
          </draw:line>
          <draw:line draw:style-name="gr1" draw:text-style-name="P1" draw:layer="layout" svg:x1="4.2cm" svg:y1="2.5cm" svg:x2="4cm" svg:y2="2.9cm">
            <text:p/>
          </draw:line>
          <draw:line draw:style-name="gr1" draw:text-style-name="P1" draw:layer="layout" svg:x1="4.2cm" svg:y1="2.5cm" svg:x2="4.3cm" svg:y2="2.7cm">
            <text:p/>
          </draw:line>
          <draw:line draw:style-name="gr1" draw:text-style-name="P1" draw:layer="layout" svg:x1="4.3cm" svg:y1="2.7cm" svg:x2="4.7cm" svg:y2="2.7cm">
            <text:p/>
          </draw:line>
        </draw:g>
        <draw:g>
          <draw:line draw:style-name="gr2" draw:text-style-name="P2" draw:layer="layout" svg:x1="4.7cm" svg:y1="2.7cm" svg:x2="5.1cm" svg:y2="2.7cm">
            <text:p/>
          </draw:line>
          <draw:line draw:style-name="gr2" draw:text-style-name="P2" draw:layer="layout" svg:x1="6.3cm" svg:y1="2.7cm" svg:x2="6.7cm" svg:y2="2.7cm">
            <text:p/>
          </draw:line>
          <draw:ellipse draw:style-name="gr3" draw:text-style-name="P2" draw:layer="layout" svg:width="0.3cm" svg:height="0.6cm" draw:transform="rotate (-3.14159265358979) translate (5.4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5.7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6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6.3cm 3cm)" draw:kind="arc" draw:start-angle="180" draw:end-angle="0">
            <text:p/>
          </draw:ellipse>
        </draw:g>
        <draw:g>
          <draw:path draw:style-name="gr4" draw:text-style-name="P1" draw:layer="layout" svg:width="0.799cm" svg:height="0cm" draw:transform="rotate (1.5707963267949) translate (3.9cm 2.1cm)" svg:viewBox="0 0 800 0" svg:d="M0 0c200 0 600 0 800 0">
            <text:p/>
          </draw:path>
          <draw:path draw:style-name="gr4" draw:text-style-name="P1" draw:layer="layout" svg:width="0.799cm" svg:height="0cm" draw:transform="rotate (1.5707963267949) translate (3.5cm 2.1cm)" svg:viewBox="0 0 800 0" svg:d="M0 0c200 0 600 0 800 0">
            <text:p/>
          </draw:path>
          <draw:path draw:style-name="gr4" draw:text-style-name="P1" draw:layer="layout" svg:width="0cm" svg:height="0.799cm" draw:transform="rotate (1.5707963267949) translate (2.7cm 1.7cm)" svg:viewBox="0 0 0 800" svg:d="M0 0c0 267 0 533 0 800">
            <text:p/>
          </draw:path>
          <draw:path draw:style-name="gr4" draw:text-style-name="P1" draw:layer="layout" svg:width="0cm" svg:height="0.799cm" draw:transform="rotate (1.5707963267949) translate (3.9cm 1.7cm)" svg:viewBox="0 0 0 800" svg:d="M0 0c0 267 0 533 0 800">
            <text:p/>
          </draw:path>
        </draw:g>
        <draw:line draw:style-name="gr5" draw:text-style-name="P1" draw:layer="layout" svg:x1="0.5cm" svg:y1="2.7cm" svg:x2="2.7cm" svg:y2="2.7cm">
          <text:p/>
        </draw:line>
        <draw:line draw:style-name="gr5" draw:text-style-name="P1" draw:layer="layout" svg:x1="6.5cm" svg:y1="2.7cm" svg:x2="8.5cm" svg:y2="2.7cm">
          <text:p/>
        </draw:line>
        <draw:line draw:style-name="gr5" draw:text-style-name="P1" draw:layer="layout" svg:x1="2.7cm" svg:y1="1.7cm" svg:x2="2.7cm" svg:y2="2.7cm">
          <text:p/>
        </draw:line>
        <draw:line draw:style-name="gr5" draw:text-style-name="P1" draw:layer="layout" svg:x1="4.7cm" svg:y1="1.7cm" svg:x2="4.7cm" svg:y2="2.7cm">
          <text:p/>
        </draw:line>
        <draw:custom-shape draw:style-name="gr6" draw:text-style-name="P3" draw:layer="layout" svg:width="0.2cm" svg:height="0.2cm" svg:x="2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4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815cm" svg:height="0.725cm" svg:x="3.3cm" svg:y="0.7cm">
          <draw:text-box>
            <text:p><text:span text:style-name="T1">C</text:span><text:span text:style-name="T2">P</text:span></text:p>
          </draw:text-box>
        </draw:frame>
        <draw:frame draw:style-name="gr8" draw:text-style-name="P4" draw:layer="layout" svg:width="0.769cm" svg:height="0.725cm" svg:x="5.4cm" svg:y="2.775cm">
          <draw:text-box>
            <text:p><text:span text:style-name="T1">L</text:span><text:span text:style-name="T2">P</text:span></text:p>
          </draw:text-box>
        </draw:frame>
        <draw:frame draw:style-name="gr9" draw:text-style-name="P4" draw:layer="layout" svg:width="0.705cm" svg:height="0.725cm" svg:x="3.3cm" svg:y="2.9cm">
          <draw:text-box>
            <text:p><text:span text:style-name="T1">R</text:span></text:p>
          </draw:text-box>
        </draw:frame>
        <draw:path draw:style-name="gr10" draw:text-style-name="P5" draw:layer="layout" svg:width="6.034cm" svg:height="3.234cm" svg:x="1.483cm" svg:y="0.483cm" svg:viewBox="0 0 6035 3235" svg:d="M0 3218v-140h18 17v122h8v18 17h-25v-17zM35 2973h-17-18v-140h18 17zM35 2728h-17-18v-140h18 17zM35 2483h-17-18v-140h18 17zM35 2238h-17-18v-140h18 17zM35 1993h-17-18v-140h18 17zM35 1748h-17-18v-140h18 17zM35 1503h-17-18v-140h18 17zM35 1257h-17-18v-139h18 17zM35 1013h-17-18v-140h18 17zM35 768h-17-18v-140h18 17zM35 523h-17-18v-140h18 17zM35 278h-17-18v-140h18 17zM0 33v-15c0-4 1-7 2-9 2-3 4-5 7-7 2-1 5-2 9-2h125v18 17h-125v-2zM248 35v-17-18h140v18 17zM493 35v-17-18h140v18 17zM738 35v-17-18h140v18 17zM983 35v-17-18h140v18 17zM1228 35v-17-18h140v18 17zM1473 35v-17-18h140v18 17zM1718 35v-17-18h140v18 17zM1963 35v-17-18h140v18 17zM2208 35v-17-18h140v18 17zM2453 35v-17-18h140v18 17zM2698 35v-17-18h140v18 17zM2943 35v-17-18h140v18 17zM3188 35v-17-18h140v18 17zM3433 35v-17-18h140v18 17zM3678 35v-17-18h140v18 17zM3923 35v-17-18h140v18 17zM4168 35v-17-18h140v18 17zM4413 35v-17-18h140v18 17zM4658 35v-17-18h140v18 17zM4903 35v-17-18h140v18 17zM5148 35v-17-18h140v18 17zM5393 35v-17-18h140v18 17zM5638 35v-17-18h140v18 17zM5883 35v-17-18h135c3 0 6 1 8 2 3 2 5 4 7 7 1 2 2 5 2 9v5h-17v12zM6000 128h18 17v140h-17-18zM6000 373h18 17v140h-17-18zM6000 618h18 17v140h-17-18zM6000 863h18 17v140h-17-18zM6000 1108h18 17v140h-17-18zM6000 1353h18 17v140h-17-18zM6000 1598h18 17v140h-17-18zM6000 1843h18 17v140h-17-18zM6000 2088h18 17v140h-17-18zM6000 2333h18 17v140h-17-18zM6000 2578h18 17v140h-17-18zM6000 2823h18 17v140h-17-18zM6000 3068h18 17v140h-17-18zM5923 3200v18 17h-140v-17-18zM5678 3200v18 17h-140v-17-18zM5433 3200v18 17h-140v-17-18zM5188 3200v18 17h-140v-17-18zM4943 3200v18 17h-140v-17-18zM4698 3200v18 17h-140v-17-18zM4453 3200v18 17h-140v-17-18zM4208 3200v18 17h-140v-17-18zM3963 3200v18 17h-140v-17-18zM3718 3200v18 17h-140v-17-18zM3473 3200v18 17h-140v-17-18zM3228 3200v18 17h-140v-17-18zM2983 3200v18 17h-140v-17-18zM2738 3200v18 17h-140v-17-18zM2493 3200v18 17h-140v-17-18zM2248 3200v18 17h-140v-17-18zM2003 3200v18 17h-140v-17-18zM1758 3200v18 17h-140v-17-18zM1513 3200v18 17h-140v-17-18zM1268 3200v18 17h-140v-17-18zM1023 3200v18 17h-140v-17-18zM778 3200v18 17h-140v-17-18zM533 3200v18 17h-140v-17-18zM288 3200v18 17h-140v-17-18z">
          <text:p/>
        </draw:path>
        <draw:custom-shape draw:style-name="gr11" draw:text-style-name="P6" draw:layer="layout" svg:width="0.2cm" svg:height="0.201cm" svg:x="0.3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01cm" svg:x="8.5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13:09:11.181000000</meta:creation-date>
    <dc:date>2021-08-15T20:22:12.046000000</dc:date>
    <meta:editing-duration>PT1H25M9S</meta:editing-duration>
    <meta:editing-cycles>9</meta:editing-cycles>
    <meta:generator>LibreOffice/7.1.4.2$Windows_X86_64 LibreOffice_project/a529a4fab45b75fefc5b6226684193eb000654f6</meta:generator>
    <meta:document-statistic meta:object-count="34"/>
  </office:meta>
</office:document-meta>
</file>